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5F4000007F01DB21F6D.jpg"/>
  <manifest:file-entry manifest:media-type="image/jpeg" manifest:full-path="Pictures/10000000000005F4000007F0C1425B0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36pt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05cm" svg:height="1.905cm" draw:transform="rotate (-1.57079632679579) translate (26.67cm 1.27cm)">
          <draw:text-box>
            <text:p text:style-name="P1"><text:span text:style-name="T1">Physical Modeling in MATLAB</text:span></text:p>
          </draw:text-box>
        </draw:frame>
        <draw:frame draw:style-name="gr2" draw:text-style-name="P3" draw:layer="layout" svg:width="16.191cm" svg:height="21.589cm" svg:x="0cm" svg:y="0.001cm">
          <draw:image xlink:href="Pictures/10000000000005F4000007F01DB21F6D.jpg" xlink:type="simple" xlink:show="embed" xlink:actuate="onLoad">
            <text:p text:style-name="P1"/>
          </draw:image>
        </draw:frame>
        <draw:frame draw:style-name="gr2" draw:text-style-name="P3" draw:layer="layout" svg:width="16.191cm" svg:height="21.589cm" svg:x="26.989cm" svg:y="0.001cm">
          <draw:image xlink:href="Pictures/10000000000005F4000007F0C1425B07.jpg" xlink:type="simple" xlink:show="embed" xlink:actuate="onLoad">
            <text:p text:style-name="P1"/>
          </draw:image>
        </draw:frame>
        <draw:frame draw:style-name="gr1" draw:text-style-name="P4" draw:layer="layout" svg:width="19.05cm" svg:height="1.905cm" draw:transform="rotate (-1.57079632679579) translate (24.765cm 1.27cm)">
          <draw:text-box>
            <text:p text:style-name="P1"><text:span text:style-name="T2">Allen B. Down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43.13cm" fo:page-height="27.9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7-07-31T15:29:44</meta:creation-date>
    <dc:date>2007-08-01T14:46:27</dc:date>
    <dc:language>en-US</dc:language>
    <meta:editing-cycles>4</meta:editing-cycles>
    <meta:editing-duration>PT23M5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